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tyle="italic" style:font-style-asian="italic" style:font-style-complex="italic" fo:font-size="15pt" style:font-size-asian="15pt" style:font-size-complex="15pt"/>
    </style:style>
  </office:automatic-styles>
  <office:body>
    <office:text text:use-soft-page-breaks="true">
      <text:p text:style-name="P1">Features – Program version 2</text:p>
      <text:p text:style-name="Standard"/>
      <text:p text:style-name="Standard">1. Add a Student – the program takes as input the idStudent, name, grupa and email fields/attributes and creates a new Student entity, which is saved in a file (.txt or .xml). The values are validated before saving the entity.</text:p>
      <text:p text:style-name="Standard"/>
      <text:p text:style-name="Standard">2. Delete a Student – the program takes as input the id of a Student and if the id exists in the file (.txt or .xml) the Student entity is deleted.</text:p>
      <text:p text:style-name="Standard"/>
      <text:p text:style-name="Standard">3. Search Student (Cautare Student) – the program takes as input an id and in case the id is valid (i.e. the Student exists in the file - .txt or .xml) it returns the attributes (idStudent, name, grupa and email) and prints them. In case the student id doesn’t exist, it prints a message signaling that the entity was not found.</text:p>
      <text:p text:style-name="Standard"/>
      <text:p text:style-name="Standard">4. ERROR - Update Student (Modificare Student) – the program takes as input an id of a Student and the fields that will be updated (name, grupa and email) and in case the id is valid the fields are updated with the new values.</text:p>
      <text:p text:style-name="Standard"/>
      <text:p text:style-name="Standard">ERROR – the feature fails to update a Student entity with a valid id.</text:p>
      <text:p text:style-name="Standard"/>
      <text:p text:style-name="Standard">5.Error – Extend deadline – the program takes as input the id of the homework(int) and a new deadline(int) and updates the deadline.</text:p>
      <text:p text:style-name="Standard"/>
      <text:p text:style-name="Standard"/>
      <text:p text:style-name="Standard">ERROR – the feature fails to update a Homework entity with a valid id.</text:p>
      <text:p text:style-name="Standard"/>
      <text:p text:style-name="Standard"/>
      <text:p text:style-name="Standard">6.Error – Change homework details.<text:s/>The feature takes as parameter the homework id(int) ,and then the new values for: description(string), deadline(int) and the week when it was received.The feature should update the homework with the new parameters.</text:p>
      <text:p text:style-name="Standard"/>
      <text:p text:style-name="Standard">Error-the feature updates the homework but prints an error message:”<text:s/>Tema nu exista!”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Tavi</meta:initial-creator>
    <dc:creator>OCTAVIAN-ȘTEFAN VĂRZARU</dc:creator>
    <meta:creation-date>2023-03-21T15:10:00Z</meta:creation-date>
    <dc:date>2023-03-21T15:18:00Z</dc:date>
    <meta:template xlink:href="Normal.dotm" xlink:type="simple"/>
    <meta:editing-cycles>3</meta:editing-cycles>
    <meta:editing-duration>PT540S</meta:editing-duration>
    <meta:document-statistic meta:page-count="1" meta:paragraph-count="3" meta:word-count="233" meta:character-count="1582" meta:row-count="11" meta:non-whitespace-character-count="1352"/>
  </office:meta>
</office:document-meta>
</file>